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86c9e" officeooo:paragraph-rsid="00086c9e"/>
    </style:style>
    <style:style style:name="P2" style:family="paragraph" style:parent-style-name="Standard">
      <style:text-properties officeooo:rsid="0009fab9" officeooo:paragraph-rsid="0009fab9"/>
    </style:style>
    <style:style style:name="T1" style:family="text">
      <style:text-properties officeooo:rsid="0009fa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так, какие у меня запросы на сегодняшнюю встречу с Мишей Ягудиным. </text:p>
      <text:p text:style-name="P1">Во-первых, я хочу спросить, неужели <text:span text:style-name="T1">для</text:span> меня нет смысла даже пытаться смотреть в каку<text:span text:style-name="T1">ю</text:span>-то другую сторону, кроме карьеры в AI Safety? Я замечаю, что основная причина, по которой я верю в важность этого пути – потому что племя, к которому я себя отношу (эффективные алтруисты) в это верит. Я мало знаю область, ничего в ней не делал, равно как и вообще почти ничего в жизни не пробовал и не изучал глубоко.</text:p>
      <text:p text:style-name="P1">Меня мотивирует в основном мысль, что я, в каком-то смысле, должен заниматься безопасным ИИ. Внутренней мотивации сейчас нет, есть внешняя, которая непонятно откуда исходит.</text:p>
      <text:p text:style-name="P1">Этим летом я хочу восполнить некоторые белые пятна, почитав книги из списка FLI. <text:span text:style-name="T1">Я думаю, что прикован к теме ИИ, чем-то обязан теме ИИ. Я замечаю здесь рассуждения исходя из того что уже есть а не исходя из того куда хочется попасть.</text:span></text:p>
      <text:p text:style-name="P1">Я допускаю, что мне понравится та математика, которой занимается MIRI. Рефлексируя над тем, как вообще происходило моя учеба математике последние 7 лет, я вижу, что, вполне возможно, логика, теория множеств, теория вычислимости и теория типов могут оказаться для меня очень интересными областями. Соответственно, я в том числе хочу обсудить, как их изучать.</text:p>
      <text:p text:style-name="P1">Еще я хочу получить твою оценку моего плана на лето. Соответствует ли то, что я собираюсь делать, моим целям, и насколько хороши цели?</text:p>
      <text:p text:style-name="P2">Что я еще могу делать? Могу ли я заниматься чем-то, что не связано с математикой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3:06:10.957706261</meta:creation-date>
    <dc:date>2020-06-01T19:32:43.779970509</dc:date>
    <meta:editing-duration>PT6H6M12S</meta:editing-duration>
    <meta:editing-cycles>1</meta:editing-cycles>
    <meta:document-statistic meta:table-count="0" meta:image-count="0" meta:object-count="0" meta:page-count="1" meta:paragraph-count="7" meta:word-count="237" meta:character-count="1452" meta:non-whitespace-character-count="1219"/>
    <meta:generator>LibreOffice/6.0.7.3$Linux_X86_64 LibreOffice_project/00m0$Build-3</meta:generator>
  </office:meta>
</office:document-meta>
</file>